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1fc" officeooo:paragraph-rsid="001441fc"/>
    </style:style>
    <style:style style:name="P2" style:family="paragraph" style:parent-style-name="Standard">
      <style:text-properties style:text-line-through-style="solid" style:text-line-through-type="single" officeooo:rsid="001441fc" officeooo:paragraph-rsid="001441fc"/>
    </style:style>
    <style:style style:name="P3" style:family="paragraph" style:parent-style-name="Standard">
      <style:text-properties style:text-line-through-style="solid" style:text-line-through-type="single" style:text-underline-style="none" officeooo:rsid="001441fc" officeooo:paragraph-rsid="001441fc"/>
    </style:style>
    <style:style style:name="P4" style:family="paragraph" style:parent-style-name="Standard">
      <style:text-properties style:text-line-through-style="solid" style:text-line-through-type="single" officeooo:rsid="001e6e4e" officeooo:paragraph-rsid="001e6e4e"/>
    </style:style>
    <style:style style:name="P5" style:family="paragraph" style:parent-style-name="Standard">
      <style:text-properties style:text-line-through-style="none" style:text-line-through-type="none" officeooo:rsid="001e6e4e" officeooo:paragraph-rsid="001e6e4e"/>
    </style:style>
    <style:style style:name="P6" style:family="paragraph" style:parent-style-name="Standard">
      <style:text-properties style:text-line-through-style="solid" style:text-line-through-type="single" officeooo:rsid="001e6e4e" officeooo:paragraph-rsid="001e6e4e"/>
    </style:style>
    <style:style style:name="T1" style:family="text">
      <style:text-properties officeooo:rsid="0014dbf8"/>
    </style:style>
    <style:style style:name="T2" style:family="text">
      <style:text-properties officeooo:rsid="0015e7bc"/>
    </style:style>
    <style:style style:name="T3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move</text:span> Links on profile photo</text:p>
      <text:p text:style-name="P2">Update spacing between the email and website</text:p>
      <text:p text:style-name="P2">Find new template for skills section</text:p>
      <text:p text:style-name="P2"><text:tab/>Potentially break into three sections?</text:p>
      <text:p text:style-name="P2">Update new skills sections</text:p>
      <text:p text:style-name="P2">Update Experiences</text:p>
      <text:p text:style-name="P3">Update Profiles</text:p>
      <text:p text:style-name="P1"><text:tab/><text:span text:style-name="T3">Change the header to “My Links” or something of that nature</text:span></text:p>
      <text:p text:style-name="P2"><text:tab/>There should be 8 links</text:p>
      <text:p text:style-name="P2"><text:tab/><text:tab/>Photography</text:p>
      <text:p text:style-name="P2"><text:tab/><text:tab/>Linked in</text:p>
      <text:p text:style-name="P2"><text:tab/><text:tab/>Handshake</text:p>
      <text:p text:style-name="P2"><text:tab/><text:tab/>Github</text:p>
      <text:p text:style-name="P2"><text:tab/><text:tab/>Facebook</text:p>
      <text:p text:style-name="P2"><text:tab/><text:tab/>Spartan Marching Band</text:p>
      <text:p text:style-name="P2"><text:tab/><text:tab/>Spartan Dischords</text:p>
      <text:p text:style-name="P5"><text:tab/>Need to update github photo</text:p>
      <text:p text:style-name="P5"><text:tab/>Need to add another link</text:p>
      <text:p text:style-name="P4">Build facebook profile</text:p>
      <text:p text:style-name="P4">Build Flickr Profile</text:p>
      <text:p text:style-name="P2">Remove client sections</text:p>
      <text:p text:style-name="P1">Remove contact me sections <text:span text:style-name="T2">and change to hobbies</text:span></text:p>
      <text:p text:style-name="P1"><text:tab/><text:span text:style-name="T2">Find template for hobbies. Should be </text:span></text:p>
      <text:p text:style-name="P1">Update portfolios</text:p>
      <text:p text:style-name="P1"><text:tab/><text:span text:style-name="T3">Change the header to “Projects”</text:span></text:p>
      <text:p text:style-name="P1"><text:tab/>Figure out layout to show off projects</text:p>
      <text:p text:style-name="P1"><text:tab/>Each project should go to another pa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28:42.989418795</meta:creation-date>
    <dc:date>2023-11-15T11:22:15.074744669</dc:date>
    <meta:editing-duration>PT1H45M9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1" meta:paragraph-count="27" meta:word-count="112" meta:character-count="716" meta:non-whitespace-character-count="607"/>
  </office:meta>
</office:document-meta>
</file>